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aac" officeooo:paragraph-rsid="0004d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 : proposer des solutions technologiques afin de fédérer des outils d’information et de communication </text:p>
      <text:p text:style-name="P1"/>
      <text:p text:style-name="P1">1- les réfugiés transmettent beaucoup d’infos à travers les réseaux sociaux mais difficulté à faire remonter les besoins aux bonnes personnes</text:p>
      <text:p text:style-name="P1">« La capacité des uns et des autres à vérifier l’authenticité des informations qui circulent est également un enjeu »</text:p>
      <text:p text:style-name="P1"/>
      <text:p text:style-name="P1">2- L’accès aux informations sur les services et les ressources disponibles est un problème.</text:p>
      <text:p text:style-name="P1">Comment trouver un logement ? De la nourriture ? Soins médicaux ? Entamer les bonnes démarches administratives</text:p>
      <text:p text:style-name="P1">Ce sont des services DISPONIBLES mais pas ACCESSIBLES ‘faute de canal de communication’</text:p>
      <text:p text:style-name="P1"/>
      <text:p text:style-name="P1">3- Coordination des initiatives → améliorer la coordination et la concertation entre tous les acteurs de la solidarité (individus ou organisations privé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9:29:10.063000000</meta:creation-date>
    <dc:date>2016-12-01T19:39:22.433000000</dc:date>
    <meta:editing-duration>PT10M13S</meta:editing-duration>
    <meta:editing-cycles>1</meta:editing-cycles>
    <meta:document-statistic meta:table-count="0" meta:image-count="0" meta:object-count="0" meta:page-count="1" meta:paragraph-count="7" meta:word-count="122" meta:character-count="811" meta:non-whitespace-character-count="695"/>
    <meta:generator>LibreOffice/5.1.5.2$Windows_x86 LibreOffice_project/7a864d8825610a8c07cfc3bc01dd4fce6a9447e5</meta:generator>
  </office:meta>
</office:document-meta>
</file>